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ff17e"/>
    </style:style>
    <style:style style:name="P2" style:family="paragraph" style:parent-style-name="Standard">
      <style:paragraph-properties fo:text-align="center" style:justify-single-word="false"/>
      <style:text-properties officeooo:paragraph-rsid="002364b1"/>
    </style:style>
    <style:style style:name="P3" style:family="paragraph" style:parent-style-name="Standard">
      <style:paragraph-properties fo:text-align="end" style:justify-single-word="false"/>
      <style:text-properties officeooo:rsid="001d723d" officeooo:paragraph-rsid="001d723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d8c87" officeooo:paragraph-rsid="002364b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ff17e" officeooo:paragraph-rsid="001ff17e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21086a" officeooo:paragraph-rsid="0021086a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2ce0b" officeooo:paragraph-rsid="0022ce0b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2364b1" officeooo:paragraph-rsid="002364b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1128" officeooo:paragraph-rsid="0024112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65aad" officeooo:paragraph-rsid="00265aa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65aad" officeooo:paragraph-rsid="00265aad" style:font-weight-asian="normal" style:font-weight-complex="normal"/>
    </style:style>
    <style:style style:name="P12" style:family="paragraph" style:parent-style-name="Standard" style:list-style-name="L1">
      <style:paragraph-properties fo:text-align="end" style:justify-single-word="false"/>
      <style:text-properties fo:font-weight="bold" officeooo:rsid="001ff17e" officeooo:paragraph-rsid="001ff17e" style:font-weight-asian="bold" style:font-weight-complex="bold"/>
    </style:style>
    <style:style style:name="P13" style:family="paragraph" style:parent-style-name="Standard" style:list-style-name="L1">
      <style:paragraph-properties fo:text-align="end" style:justify-single-word="false"/>
      <style:text-properties fo:font-weight="bold" officeooo:rsid="0022ce0b" officeooo:paragraph-rsid="0022ce0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364b1" officeooo:paragraph-rsid="002364b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41128" officeooo:paragraph-rsid="0024112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41128" officeooo:paragraph-rsid="0024112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723d" style:font-weight-asian="bold" style:font-weight-complex="bold"/>
    </style:style>
    <style:style style:name="T3" style:family="text">
      <style:text-properties officeooo:rsid="001f60b2"/>
    </style:style>
    <style:style style:name="T4" style:family="text">
      <style:text-properties officeooo:rsid="0021086a"/>
    </style:style>
    <style:style style:name="T5" style:family="text">
      <style:text-properties officeooo:rsid="002364b1"/>
    </style:style>
    <style:style style:name="T6" style:family="text">
      <style:text-properties fo:font-weight="normal" officeooo:rsid="001ff17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uestras Ofertas</text:p>
      <text:list xml:id="list711906559" text:style-name="L2">
        <text:list-item>
          <text:p text:style-name="P8">Cevichochos</text:p>
        </text:list-item>
        <text:list-item>
          <text:p text:style-name="P8">Desayunos</text:p>
        </text:list-item>
        <text:list-item>
          <text:p text:style-name="P8">Tostadas</text:p>
        </text:list-item>
        <text:list-item>
          <text:p text:style-name="P8">Jugos</text:p>
        </text:list-item>
        <text:list-item>
          <text:p text:style-name="P11">Secos</text:p>
        </text:list-item>
      </text:list>
      <text:p text:style-name="P2"><text:s/><text:span text:style-name="T2">Menú</text:span></text:p>
      <text:p text:style-name="P3"><text:span text:style-name="T1">Cevichochos</text:span></text:p>
      <text:list xml:id="list3777349906" text:style-name="L1">
        <text:list-item>
          <text:list>
            <text:list-item>
              <text:p text:style-name="P1"><text:span text:style-name="T6">Atún</text:span></text:p>
            </text:list-item>
            <text:list-item>
              <text:p text:style-name="P5">Pollo</text:p>
            </text:list-item>
            <text:list-item>
              <text:p text:style-name="P5">Cuero de Cerdo</text:p>
            </text:list-item>
            <text:list-item>
              <text:p text:style-name="P5">Camarón</text:p>
            </text:list-item>
            <text:list-item>
              <text:p text:style-name="P10">Chifles</text:p>
            </text:list-item>
            <text:list-item>
              <text:p text:style-name="P10">Canguil</text:p>
            </text:list-item>
            <text:list-item>
              <text:p text:style-name="P10">Tostado</text:p>
            </text:list-item>
          </text:list>
          <text:p text:style-name="P12">Desayuno Continental</text:p>
        </text:list-item>
        <text:list-item>
          <text:p text:style-name="P5"><text:s/>Café </text:p>
          <text:list>
            <text:list-item>
              <text:p text:style-name="P5">Leche</text:p>
            </text:list-item>
            <text:list-item>
              <text:p text:style-name="P5">Agua</text:p>
            </text:list-item>
          </text:list>
        </text:list-item>
        <text:list-item>
          <text:p text:style-name="P5">Huevos </text:p>
          <text:list>
            <text:list-item>
              <text:p text:style-name="P5">Tibios</text:p>
            </text:list-item>
            <text:list-item>
              <text:p text:style-name="P5">Pasados </text:p>
            </text:list-item>
            <text:list-item>
              <text:p text:style-name="P5">Revueltos</text:p>
            </text:list-item>
          </text:list>
        </text:list-item>
        <text:list-item>
          <text:p text:style-name="P5">Vaso de Jugo</text:p>
          <text:p text:style-name="P12">Desayuno Completo</text:p>
        </text:list-item>
        <text:list-item>
          <text:p text:style-name="P5">Café <text:span text:style-name="T4">pasado</text:span></text:p>
        </text:list-item>
        <text:list-item>
          <text:p text:style-name="P6">Sanduche</text:p>
        </text:list-item>
        <text:list-item>
          <text:p text:style-name="P6">Seco de carne</text:p>
          <text:list>
            <text:list-item>
              <text:p text:style-name="P6">Arroz</text:p>
            </text:list-item>
            <text:list-item>
              <text:p text:style-name="P6">Estofado de carne </text:p>
            </text:list-item>
            <text:list-item>
              <text:p text:style-name="P6">Tortilla de platano</text:p>
            </text:list-item>
            <text:list-item>
              <text:p text:style-name="P6">Ensalada</text:p>
            </text:list-item>
            <text:list-item>
              <text:p text:style-name="P6">Jugo</text:p>
              <text:p text:style-name="P13">Tostadas</text:p>
            </text:list-item>
          </text:list>
        </text:list-item>
        <text:list-item>
          <text:p text:style-name="P7">Queso </text:p>
        </text:list-item>
        <text:list-item>
          <text:p text:style-name="P7">Mortadela</text:p>
        </text:list-item>
        <text:list-item>
          <text:p text:style-name="P7">Mixto</text:p>
          <text:p text:style-name="P13">Jugos y Batidos</text:p>
        </text:list-item>
        <text:list-item>
          <text:p text:style-name="P7">Papaya</text:p>
        </text:list-item>
        <text:list-item>
          <text:p text:style-name="P7">Piña</text:p>
        </text:list-item>
        <text:list-item>
          <text:p text:style-name="P7">Guayabana</text:p>
        </text:list-item>
        <text:list-item>
          <text:p text:style-name="P7">Mora</text:p>
        </text:list-item>
        <text:list-item>
          <text:p text:style-name="P7">Tomate de árbol</text:p>
        </text:list-item>
      </text:list>
      <text:p text:style-name="P15"/>
      <text:p text:style-name="P9"/>
      <text:p text:style-name="P15">¿Quienes somos?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9:41:56.935874631</meta:creation-date>
    <meta:print-date>2021-03-25T23:23:45.311269024</meta:print-date>
    <dc:date>2021-03-26T03:04:49.575788336</dc:date>
    <meta:editing-duration>PT3H37M43S</meta:editing-duration>
    <meta:editing-cycles>1</meta:editing-cycles>
    <meta:document-statistic meta:table-count="0" meta:image-count="0" meta:object-count="0" meta:page-count="1" meta:paragraph-count="44" meta:word-count="103" meta:character-count="437" meta:non-whitespace-character-count="411"/>
    <meta:generator>LibreOffice/6.1.5.2$Linux_X86_64 LibreOffice_project/10$Build-2</meta:generator>
  </office:meta>
</office:document-meta>
</file>